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e5c47"/>
    </style:style>
    <style:style style:name="P2" style:family="paragraph" style:parent-style-name="Standard">
      <style:text-properties officeooo:paragraph-rsid="001fda4a"/>
    </style:style>
    <style:style style:name="P3" style:family="paragraph" style:parent-style-name="Standard">
      <style:text-properties officeooo:paragraph-rsid="00209bfb"/>
    </style:style>
    <style:style style:name="T1" style:family="text">
      <style:text-properties fo:color="#c7773e" style:font-name="JetBrains Mono" fo:font-size="10pt" fo:font-style="normal" fo:font-weight="normal" style:font-size-asian="10pt" style:font-style-asian="normal" style:font-weight-asian="normal"/>
    </style:style>
    <style:style style:name="T2" style:family="text">
      <style:text-properties fo:color="#e6b163" style:font-name="JetBrains Mono" fo:font-size="10pt" fo:font-style="normal" fo:font-weight="normal" style:font-size-asian="10pt" style:font-style-asian="normal" style:font-weight-asian="normal"/>
    </style:style>
    <style:style style:name="T3" style:family="text">
      <style:text-properties fo:color="#a9b7c6" style:font-name="JetBrains Mono" fo:font-size="10pt" fo:font-style="normal" fo:font-weight="normal" style:font-size-asian="10pt" style:font-style-asian="normal" style:font-weight-asian="normal"/>
    </style:style>
    <style:style style:name="T4" style:family="text">
      <style:text-properties fo:color="#a9b7c6" style:font-name="JetBrains Mono" fo:font-size="10pt" fo:font-style="normal" fo:font-weight="normal" officeooo:rsid="001fda4a" style:font-size-asian="10pt" style:font-style-asian="normal" style:font-weight-asian="normal"/>
    </style:style>
    <style:style style:name="T5" style:family="text">
      <style:text-properties fo:color="#b09d79" style:font-name="JetBrains Mono" fo:font-size="10pt" fo:font-style="normal" fo:font-weight="normal" style:font-size-asian="10pt" style:font-style-asian="normal" style:font-weight-asian="normal"/>
    </style:style>
    <style:style style:name="T6" style:family="text">
      <style:text-properties fo:color="#6a8759" style:font-name="JetBrains Mono" fo:font-size="10pt" fo:font-style="normal" fo:font-weight="normal" style:font-size-asian="10pt" style:font-style-asian="normal" style:font-weight-asian="normal"/>
    </style:style>
    <style:style style:name="T7" style:family="text">
      <style:text-properties fo:color="#6897bb" style:font-name="JetBrains Mono" fo:font-size="10pt" fo:font-style="normal" fo:font-weight="normal" style:font-size-asian="10pt" style:font-style-asian="normal" style:font-weight-asian="normal"/>
    </style:style>
    <style:style style:name="T8" style:family="text">
      <style:text-properties fo:color="#cc7832" style:font-name="JetBrains Mono" fo:font-size="10pt" fo:font-style="normal" fo:font-weight="normal" style:font-size-asian="10pt" style:font-style-asian="normal" style:font-weight-asian="normal"/>
    </style:style>
    <style:style style:name="T9" style:family="text">
      <style:text-properties fo:color="#afbf7e" style:font-name="JetBrains Mono" fo:font-size="10pt" fo:font-style="normal" fo:font-weight="normal" style:font-size-asian="10pt" style:font-style-asian="normal" style:font-weight-asian="normal"/>
    </style:style>
    <style:style style:name="T10" style:family="text">
      <style:text-properties fo:color="#9876aa" style:font-name="JetBrains Mono" fo:font-size="10pt" fo:font-style="italic" fo:font-weight="normal" style:font-size-asian="10pt" style:font-style-asian="italic" style:font-weight-asian="normal"/>
    </style:style>
    <style:style style:name="T11" style:family="text">
      <style:text-properties officeooo:rsid="001fda4a"/>
    </style:style>
    <style:style style:name="T12" style:family="text">
      <style:text-properties fo:color="#6fafbd" style:font-name="JetBrains Mono" fo:font-size="10pt" fo:font-style="normal" fo:font-weight="normal" style:font-size-asian="10pt" style:font-style-asian="normal" style:font-weight-asian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Goroutine: Go thì câu lệnh sau go sẽ tách ra chạy riêng vs nhưng dòng code sau. Bản chức hàm main là 1 goroutine</text:p>
      <text:p text:style-name="Standard"/>
      <text:p text:style-name="P1">Vd: </text:p>
      <text:p text:style-name="P2"><text:tab/><text:span text:style-name="T1">func </text:span><text:span text:style-name="T2">main</text:span><text:span text:style-name="T3">() {</text:span><text:line-break/><text:span text:style-name="T3"><text:tab/></text:span><text:span text:style-name="T1">go </text:span><text:span text:style-name="T5">count</text:span><text:span text:style-name="T3">(</text:span><text:span text:style-name="T6">"sheep"</text:span><text:span text:style-name="T3">)</text:span><text:line-break/><text:span text:style-name="T3"><text:tab/></text:span><text:span text:style-name="T5">count</text:span><text:span text:style-name="T3">(</text:span><text:span text:style-name="T6">"fish"</text:span><text:span text:style-name="T3">)</text:span></text:p>
      <text:p text:style-name="P2"><text:span text:style-name="T3"><text:tab/>time.Sleep(time.Second *10</text:span><text:span text:style-name="T4">) // main bị dừng 10s để chạy 2 cái go nếu fish có go</text:span><text:line-break/><text:span text:style-name="T3">}</text:span><text:line-break/><text:span text:style-name="T1">func </text:span><text:span text:style-name="T2">count</text:span><text:span text:style-name="T3">(name </text:span><text:span text:style-name="T1">string</text:span><text:span text:style-name="T3">) {</text:span><text:line-break/><text:span text:style-name="T3"><text:tab/></text:span><text:span text:style-name="T1">for </text:span><text:span text:style-name="T3">i := </text:span><text:span text:style-name="T7">1</text:span><text:span text:style-name="T8">; </text:span><text:span text:style-name="T3">i &lt;= </text:span><text:span text:style-name="T7">5 </text:span><text:span text:style-name="T8">; </text:span><text:span text:style-name="T3">i ++ {</text:span><text:line-break/><text:span text:style-name="T3"><text:tab/><text:tab/></text:span><text:span text:style-name="T9">fmt</text:span><text:span text:style-name="T3">.</text:span><text:span text:style-name="T5">Println</text:span><text:span text:style-name="T3">(name</text:span><text:span text:style-name="T8">, </text:span><text:span text:style-name="T3">i)</text:span><text:line-break/><text:span text:style-name="T3"><text:tab/><text:tab/></text:span><text:span text:style-name="T9">time</text:span><text:span text:style-name="T3">.</text:span><text:span text:style-name="T5">Sleep</text:span><text:span text:style-name="T3">(</text:span><text:span text:style-name="T9">time</text:span><text:span text:style-name="T3">.</text:span><text:span text:style-name="T10">Second</text:span><text:span text:style-name="T3">)</text:span><text:line-break/><text:span text:style-name="T3"><text:tab/>}</text:span><text:line-break/><text:span text:style-name="T3">}</text:span></text:p>
      <text:p text:style-name="P1"><text:s/>// Nếu count fish cũng dùng go thì sẽ chạy ra khoảng trống vì Main là 1 goroutine</text:p>
      <text:p text:style-name="P1">. Nếu thêm sleep vào goroutine main thì nó sẽ chạy dc nếu thêm go ở count(“sleep”<text:span text:style-name="T11">)</text:span></text:p>
      <text:p text:style-name="P1"/>
      <text:p text:style-name="P1">WaitGroup: <text:s/>hỗ trợ phát tín hiệu done khi go đã chạy xong r</text:p>
      <text:p text:style-name="P1"/>
      <text:p text:style-name="P1"><text:s/>Vd: <text:span text:style-name="T1">func </text:span><text:span text:style-name="T2">main</text:span><text:span text:style-name="T3">() {</text:span><text:line-break/><text:span text:style-name="T3"><text:tab/></text:span><text:span text:style-name="T1">var </text:span><text:span text:style-name="T3">wg = </text:span><text:span text:style-name="T9">sync</text:span><text:span text:style-name="T3">.</text:span><text:span text:style-name="T12">WaitGroup</text:span><text:span text:style-name="T3">{}</text:span><text:line-break/><text:span text:style-name="T3"><text:tab/>wg.</text:span><text:span text:style-name="T5">Add</text:span><text:span text:style-name="T3">(</text:span><text:span text:style-name="T7">2</text:span><text:span text:style-name="T3">)</text:span><text:line-break/><text:span text:style-name="T3"><text:tab/></text:span><text:span text:style-name="T1">go func</text:span><text:span text:style-name="T3">() {</text:span><text:line-break/><text:span text:style-name="T3"><text:tab/><text:tab/> </text:span><text:span text:style-name="T5">count</text:span><text:span text:style-name="T3">(</text:span><text:span text:style-name="T6">"sheep"</text:span><text:span text:style-name="T3">)</text:span><text:line-break/><text:span text:style-name="T3"><text:tab/><text:tab/>wg.</text:span><text:span text:style-name="T5">Done</text:span><text:span text:style-name="T3">()</text:span><text:line-break/><text:span text:style-name="T3"><text:tab/>}()</text:span><text:line-break/><text:span text:style-name="T3"><text:tab/></text:span><text:span text:style-name="T1">go func</text:span><text:span text:style-name="T3">() {</text:span><text:line-break/><text:span text:style-name="T3"><text:tab/><text:tab/></text:span><text:span text:style-name="T5">count</text:span><text:span text:style-name="T3">(</text:span><text:span text:style-name="T6">"fish"</text:span><text:span text:style-name="T3">)</text:span><text:line-break/><text:span text:style-name="T3"><text:tab/><text:tab/>wg.</text:span><text:span text:style-name="T5">Done</text:span><text:span text:style-name="T3">()</text:span><text:line-break/><text:span text:style-name="T3"><text:tab/>}()</text:span><text:line-break/><text:span text:style-name="T3"><text:tab/>wg.</text:span><text:span text:style-name="T5">Wait</text:span><text:span text:style-name="T3">()</text:span><text:line-break/><text:span text:style-name="T3"><text:tab/></text:span><text:span text:style-name="T9">fmt</text:span><text:span text:style-name="T3">.</text:span><text:span text:style-name="T5">Println</text:span><text:span text:style-name="T3">(</text:span><text:span text:style-name="T6">"DOne"</text:span><text:span text:style-name="T3">)</text:span><text:line-break/><text:span text:style-name="T3">}</text:span><text:line-break/><text:span text:style-name="T1">func </text:span><text:span text:style-name="T2">count</text:span><text:span text:style-name="T3">(name </text:span><text:span text:style-name="T1">string</text:span><text:span text:style-name="T3">) {</text:span><text:line-break/><text:span text:style-name="T3"><text:tab/></text:span><text:span text:style-name="T1">for </text:span><text:span text:style-name="T3">i := </text:span><text:span text:style-name="T7">1</text:span><text:span text:style-name="T8">; </text:span><text:span text:style-name="T3">i &lt;= </text:span><text:span text:style-name="T7">5 </text:span><text:span text:style-name="T8">; </text:span><text:span text:style-name="T3">i ++ {</text:span><text:line-break/><text:span text:style-name="T3"><text:tab/><text:tab/></text:span><text:span text:style-name="T9">fmt</text:span><text:span text:style-name="T3">.</text:span><text:span text:style-name="T5">Println</text:span><text:span text:style-name="T3">(name</text:span><text:span text:style-name="T8">, </text:span><text:span text:style-name="T3">i)</text:span><text:line-break/><text:span text:style-name="T3"><text:tab/><text:tab/></text:span><text:span text:style-name="T9">time</text:span><text:span text:style-name="T3">.</text:span><text:span text:style-name="T5">Sleep</text:span><text:span text:style-name="T3">(</text:span><text:span text:style-name="T9">time</text:span><text:span text:style-name="T3">.</text:span><text:span text:style-name="T10">Second</text:span><text:span text:style-name="T3">)</text:span><text:line-break/><text:span text:style-name="T3"><text:tab/>}</text:span><text:line-break/><text:span text:style-name="T3">}</text:span></text:p>
      <text:p text:style-name="P1"/>
      <text:p text:style-name="P3">RWMutex: control dc tiến trình chạy của goroutine.</text:p>
      <text:p text:style-name="P3"/>
      <text:p text:style-name="P3"><text:tab/><text:span text:style-name="T1">package </text:span><text:span text:style-name="T9">main</text:span><text:line-break/><text:line-break/><text:span text:style-name="T1">import </text:span><text:span text:style-name="T3">(</text:span><text:line-break/><text:span text:style-name="T3"><text:tab/></text:span><text:span text:style-name="T6">"fmt"</text:span><text:line-break/><text:span text:style-name="T6"><text:tab/>"sync"</text:span><text:line-break/><text:span text:style-name="T3">)</text:span><text:line-break/><text:span text:style-name="T1">var </text:span><text:span text:style-name="T3">wg = </text:span><text:span text:style-name="T9">sync</text:span><text:span text:style-name="T3">.</text:span><text:span text:style-name="T12">WaitGroup</text:span><text:span text:style-name="T3">{}</text:span><text:line-break/><text:span text:style-name="T1">var </text:span><text:span text:style-name="T3">counter = </text:span><text:span text:style-name="T7">0</text:span><text:line-break/><text:span text:style-name="T1">var </text:span><text:span text:style-name="T3">m = </text:span><text:span text:style-name="T9">sync</text:span><text:span text:style-name="T3">.</text:span><text:span text:style-name="T12">RWMutex</text:span><text:span text:style-name="T3">{}</text:span><text:line-break/><text:span text:style-name="T1">func </text:span><text:span text:style-name="T2">main</text:span><text:span text:style-name="T3">() {</text:span><text:line-break/><text:span text:style-name="T3"><text:tab/></text:span><text:span text:style-name="T1">for </text:span><text:span text:style-name="T3">i:= </text:span><text:span text:style-name="T7">0</text:span><text:span text:style-name="T8">; </text:span><text:span text:style-name="T3">i&lt; </text:span><text:span text:style-name="T7">10</text:span><text:span text:style-name="T8">; </text:span><text:span text:style-name="T3">i++ {</text:span><text:line-break/><text:span text:style-name="T3"><text:tab/><text:tab/>wg.</text:span><text:span text:style-name="T5">Add</text:span><text:span text:style-name="T3">(</text:span><text:span text:style-name="T7">2</text:span><text:span text:style-name="T3">)</text:span><text:line-break/><text:span text:style-name="T3"><text:tab/><text:tab/>m.</text:span><text:span text:style-name="T5">RLock</text:span><text:span text:style-name="T3">()</text:span><text:line-break/><text:span text:style-name="T3"><text:tab/><text:tab/></text:span><text:span text:style-name="T1">go </text:span><text:span text:style-name="T5">sayHello</text:span><text:span text:style-name="T3">()</text:span><text:line-break/><text:span text:style-name="T3"><text:tab/><text:tab/>m.</text:span><text:span text:style-name="T5">Lock</text:span><text:span text:style-name="T3">()</text:span><text:line-break/><text:span text:style-name="T3"><text:tab/><text:tab/></text:span><text:span text:style-name="T1">go </text:span><text:span text:style-name="T5">increment</text:span><text:span text:style-name="T3">()</text:span><text:line-break/><text:soft-page-break/><text:span text:style-name="T3"><text:tab/>}</text:span><text:line-break/><text:span text:style-name="T3"><text:tab/>wg.</text:span><text:span text:style-name="T5">Wait</text:span><text:span text:style-name="T3">()</text:span><text:line-break/><text:span text:style-name="T3">}</text:span><text:line-break/><text:span text:style-name="T1">func </text:span><text:span text:style-name="T2">sayHello</text:span><text:span text:style-name="T3">() {</text:span><text:line-break/><text:span text:style-name="T3"><text:tab/></text:span><text:span text:style-name="T9">fmt</text:span><text:span text:style-name="T3">.</text:span><text:span text:style-name="T5">Printf</text:span><text:span text:style-name="T3">(</text:span><text:span text:style-name="T6">"Hello #</text:span><text:span text:style-name="T8">%v\n</text:span><text:span text:style-name="T6">"</text:span><text:span text:style-name="T8">, </text:span><text:span text:style-name="T3">counter)</text:span><text:line-break/><text:span text:style-name="T3"><text:tab/>m.</text:span><text:span text:style-name="T5">RUnlock</text:span><text:span text:style-name="T3">()</text:span><text:line-break/><text:span text:style-name="T3"><text:tab/>wg.</text:span><text:span text:style-name="T5">Done</text:span><text:span text:style-name="T3">()</text:span><text:line-break/><text:span text:style-name="T3">}</text:span><text:line-break/><text:span text:style-name="T1">func </text:span><text:span text:style-name="T2">increment</text:span><text:span text:style-name="T3">() {</text:span><text:line-break/><text:span text:style-name="T3"><text:tab/>counter++</text:span><text:line-break/><text:span text:style-name="T3"><text:tab/>m.</text:span><text:span text:style-name="T5">Unlock</text:span><text:span text:style-name="T3">()</text:span><text:line-break/><text:span text:style-name="T3"><text:tab/>wg.</text:span><text:span text:style-name="T5">Done</text:span><text:span text:style-name="T3">()</text:span><text:line-break/><text:span text:style-name="T3">}</text:span></text:p>
      <text:p text:style-name="P3"/>
      <text:p text:style-name="P3"/>
      <text:p text:style-name="P3"/>
      <text:p text:style-name="P3"><text:tab/></text:p>
      <text:p text:style-name="P3"><text:tab/> 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vi" fo:country="V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vi" fo:country="V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05T16:40:49.950775468</meta:creation-date>
    <dc:date>2021-09-05T17:25:13.232896831</dc:date>
    <meta:editing-duration>PT2M2S</meta:editing-duration>
    <meta:editing-cycles>1</meta:editing-cycles>
    <meta:document-statistic meta:table-count="0" meta:image-count="0" meta:object-count="0" meta:page-count="2" meta:paragraph-count="12" meta:word-count="223" meta:character-count="1287" meta:non-whitespace-character-count="1011"/>
    <meta:generator>LibreOffice/6.4.7.2$Linux_X86_64 LibreOffice_project/40$Build-2</meta:generator>
  </office:meta>
</office:document-meta>
</file>